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Offense</text:p>
          </table:table-cell>
          <table:table-cell table:style-name="ce21" office:value-type="string">
            <text:p>Street</text:p>
          </table:table-cell>
          <table:table-cell table:style-name="ce21" office:value-type="string">
            <text:p>Subdivison</text:p>
          </table:table-cell>
          <table:table-cell table:style-name="ce21" office:value-type="string">
            <text:p>Zip</text:p>
          </table:table-cell>
          <table:table-cell table:style-name="ce21" office:value-type="string">
            <text:p>E.D.</text:p>
          </table:table-cell>
          <table:table-cell table:style-name="ce21" office:value-type="string">
            <text:p>City</text:p>
          </table:table-cell>
          <table:table-cell table:style-name="ce21" office:value-type="string">
            <text:p>Area</text:p>
          </table:table-cell>
        </table:table-row>
        <table:table-row table:style-name="ro2">
          <table:table-cell table:style-name="ce22" office:value-type="date" office:date-value="2002-01-20T00:00:00">
            <text:p>1/20/2002</text:p>
          </table:table-cell>
          <table:table-cell table:style-name="ce23" office:value-type="string">
            <text:p>RECOVERED VEHICLE-STOLEN OTHER</text:p>
          </table:table-cell>
          <table:table-cell table:style-name="ce23" office:value-type="string">
            <text:p>BANNAKER DRIV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BANNAKER DRIV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4T00:00:00">
            <text:p>10/14/2002</text:p>
          </table:table-cell>
          <table:table-cell table:style-name="ce23" office:value-type="string">
            <text:p>ASSAULT, AGGRAVATED, DOMESTIC</text:p>
          </table:table-cell>
          <table:table-cell table:style-name="ce23" office:value-type="string">
            <text:p>BANNAKER DRIV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30T00:00:00">
            <text:p>11/30/2002</text:p>
          </table:table-cell>
          <table:table-cell table:style-name="ce23" office:value-type="string">
            <text:p>RUNAWAY JUVENILE</text:p>
          </table:table-cell>
          <table:table-cell table:style-name="ce23" office:value-type="string">
            <text:p>BANNAKER DRIV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5T00:00:00">
            <text:p>11/15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BANNEKAR DRIV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BANNEKER DRIV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0T00:00:00">
            <text:p>8/20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BANNEKER DRIV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1T00:00:00">
            <text:p>8/21/2002</text:p>
          </table:table-cell>
          <table:table-cell table:style-name="ce23" office:value-type="string">
            <text:p>RECOVERED VEHICLE-STOLEN OTHER</text:p>
          </table:table-cell>
          <table:table-cell table:style-name="ce23" office:value-type="string">
            <text:p>BANNEKER DRIV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2T00:00:00">
            <text:p>1/12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BASTILLE COURT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5T00:00:00">
            <text:p>3/25/2002</text:p>
          </table:table-cell>
          <table:table-cell table:style-name="ce23" office:value-type="string">
            <text:p>ASSAULT, AGGRAVATED</text:p>
          </table:table-cell>
          <table:table-cell table:style-name="ce23" office:value-type="string">
            <text:p>BERKLEY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1T00:00:00">
            <text:p>11/21/2002</text:p>
          </table:table-cell>
          <table:table-cell table:style-name="ce23" office:value-type="string">
            <text:p>MAIMING</text:p>
          </table:table-cell>
          <table:table-cell table:style-name="ce23" office:value-type="string">
            <text:p>BETHUNE &amp; DREW ROAD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0T00:00:00">
            <text:p>6/10/2002</text:p>
          </table:table-cell>
          <table:table-cell table:style-name="ce23" office:value-type="string">
            <text:p>UNAUTHORIZED USE OF VEHICLE</text:p>
          </table:table-cell>
          <table:table-cell table:style-name="ce23" office:value-type="string">
            <text:p>BETHUNE DRIV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30T00:00:00">
            <text:p>7/30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BETHUNE DRIV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4T00:00:00">
            <text:p>8/24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BETHUNE DRIV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4T00:00:00">
            <text:p>8/24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BETHUNE DRIV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2T00:00:00">
            <text:p>4/2/2002</text:p>
          </table:table-cell>
          <table:table-cell table:style-name="ce23" office:value-type="string">
            <text:p>ASSAULT, SIMPLE, DOMESTIC</text:p>
          </table:table-cell>
          <table:table-cell table:style-name="ce23" office:value-type="string">
            <text:p>BLALOCK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8T00:00:00">
            <text:p>5/18/2002</text:p>
          </table:table-cell>
          <table:table-cell table:style-name="ce23" office:value-type="string">
            <text:p>TRESPASSING</text:p>
          </table:table-cell>
          <table:table-cell table:style-name="ce23" office:value-type="string">
            <text:p>BOSTON COMMON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3T00:00:00">
            <text:p>3/3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BRITTANIA DRIVE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9T00:00:00">
            <text:p>8/9/2002</text:p>
          </table:table-cell>
          <table:table-cell table:style-name="ce23" office:value-type="string">
            <text:p>ASSAULT, SIMPLE, DOMESTIC</text:p>
          </table:table-cell>
          <table:table-cell table:style-name="ce23" office:value-type="string">
            <text:p>BRITTANIA DRIVE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08T00:00:00">
            <text:p>5/8/2002</text:p>
          </table:table-cell>
          <table:table-cell table:style-name="ce23" office:value-type="string">
            <text:p>RUNAWAY JUVENILE</text:p>
          </table:table-cell>
          <table:table-cell table:style-name="ce23" office:value-type="string">
            <text:p>BRUTON DRIVE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BRUTON DRIVE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8T00:00:00">
            <text:p>7/8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BRUTON DRIVE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5T00:00:00">
            <text:p>9/15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BRUTON DRIVE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4T00:00:00">
            <text:p>9/24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BRUTON DRIVE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5T00:00:00">
            <text:p>9/25/2002</text:p>
          </table:table-cell>
          <table:table-cell table:style-name="ce23" office:value-type="string">
            <text:p>ASSAULT, SIMPLE, DOMESTIC</text:p>
          </table:table-cell>
          <table:table-cell table:style-name="ce23" office:value-type="string">
            <text:p>BRUTON DRIVE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1T00:00:00">
            <text:p>2/1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BUNCHE DRIV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7T00:00:00">
            <text:p>11/27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URNHAM ROAD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07T00:00:00">
            <text:p>1/7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6T00:00:00">
            <text:p>1/16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9T00:00:00">
            <text:p>1/19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2T00:00:00">
            <text:p>2/2/2002</text:p>
          </table:table-cell>
          <table:table-cell table:style-name="ce23" office:value-type="string">
            <text:p>POSSESSION OF MARIJUANA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2T00:00:00">
            <text:p>2/2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7T00:00:00">
            <text:p>2/7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2T00:00:00">
            <text:p>2/12/2002</text:p>
          </table:table-cell>
          <table:table-cell table:style-name="ce23" office:value-type="string">
            <text:p>GAS THEFT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20T00:00:00">
            <text:p>2/20/2002</text:p>
          </table:table-cell>
          <table:table-cell table:style-name="ce23" office:value-type="string">
            <text:p>ABUSE AND NEGLECT OF CHILDREN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2T00:00:00">
            <text:p>3/2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6T00:00:00">
            <text:p>3/6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7T00:00:00">
            <text:p>3/7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7T00:00:00">
            <text:p>3/7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7T00:00:00">
            <text:p>3/7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7T00:00:00">
            <text:p>3/7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7T00:00:00">
            <text:p>3/7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7T00:00:00">
            <text:p>3/7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1T00:00:00">
            <text:p>3/11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3T00:00:00">
            <text:p>3/13/2002</text:p>
          </table:table-cell>
          <table:table-cell table:style-name="ce23" office:value-type="string">
            <text:p>DAMAGE PROPERTY, BUSINESS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9T00:00:00">
            <text:p>3/19/2002</text:p>
          </table:table-cell>
          <table:table-cell table:style-name="ce23" office:value-type="string">
            <text:p>CREDIT CARD THEFT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4T00:00:00">
            <text:p>3/24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5T00:00:00">
            <text:p>3/25/2002</text:p>
          </table:table-cell>
          <table:table-cell table:style-name="ce23" office:value-type="string">
            <text:p>LOST PROPERT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8T00:00:00">
            <text:p>3/28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9T00:00:00">
            <text:p>3/29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30T00:00:00">
            <text:p>3/30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1T00:00:00">
            <text:p>4/1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4T00:00:00">
            <text:p>4/4/2002</text:p>
          </table:table-cell>
          <table:table-cell table:style-name="ce23" office:value-type="string">
            <text:p>CREDIT CARD THEFT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4T00:00:00">
            <text:p>4/4/2002</text:p>
          </table:table-cell>
          <table:table-cell table:style-name="ce23" office:value-type="string">
            <text:p>CREDIT CARD FRAUD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5T00:00:00">
            <text:p>4/5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6T00:00:00">
            <text:p>4/6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8T00:00:00">
            <text:p>4/8/2002</text:p>
          </table:table-cell>
          <table:table-cell table:style-name="ce23" office:value-type="string">
            <text:p>ROBBER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9T00:00:00">
            <text:p>4/9/2002</text:p>
          </table:table-cell>
          <table:table-cell table:style-name="ce23" office:value-type="string">
            <text:p>CREDIT CARD THEFT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0T00:00:00">
            <text:p>4/10/2002</text:p>
          </table:table-cell>
          <table:table-cell table:style-name="ce23" office:value-type="string">
            <text:p>VIOLATION OF COURT ORDER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4T00:00:00">
            <text:p>4/14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6T00:00:00">
            <text:p>4/16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9T00:00:00">
            <text:p>4/19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1T00:00:00">
            <text:p>4/21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2T00:00:00">
            <text:p>4/22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9T00:00:00">
            <text:p>4/29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30T00:00:00">
            <text:p>4/30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0T00:00:00">
            <text:p>5/10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3T00:00:00">
            <text:p>5/13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5T00:00:00">
            <text:p>5/15/2002</text:p>
          </table:table-cell>
          <table:table-cell table:style-name="ce23" office:value-type="string">
            <text:p>POSSESSION OF MARIJUANA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3" office:value-type="string">
            <text:p>CURSING/OBSCENE LANGUAG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8T00:00:00">
            <text:p>5/18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0T00:00:00">
            <text:p>5/20/2002</text:p>
          </table:table-cell>
          <table:table-cell table:style-name="ce23" office:value-type="string">
            <text:p>ABDUCTION &amp; KIDNAPPING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1T00:00:00">
            <text:p>5/21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30T00:00:00">
            <text:p>5/30/2002</text:p>
          </table:table-cell>
          <table:table-cell table:style-name="ce23" office:value-type="string">
            <text:p>ROBBER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8T00:00:00">
            <text:p>6/8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8T00:00:00">
            <text:p>6/8/2002</text:p>
          </table:table-cell>
          <table:table-cell table:style-name="ce23" office:value-type="string">
            <text:p>POSSESSION OF MARIJUANA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5T00:00:00">
            <text:p>6/15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8T00:00:00">
            <text:p>6/28/2002</text:p>
          </table:table-cell>
          <table:table-cell table:style-name="ce23" office:value-type="string">
            <text:p>CREDIT CARD FRAUD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5T00:00:00">
            <text:p>7/5/2002</text:p>
          </table:table-cell>
          <table:table-cell table:style-name="ce23" office:value-type="string">
            <text:p>BURGLARY (HOTEL/STORAGE FACILI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5T00:00:00">
            <text:p>7/5/2002</text:p>
          </table:table-cell>
          <table:table-cell table:style-name="ce23" office:value-type="string">
            <text:p>CREDIT CARD FRAUD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1T00:00:00">
            <text:p>7/11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2T00:00:00">
            <text:p>7/12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2T00:00:00">
            <text:p>7/12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3T00:00:00">
            <text:p>7/13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8T00:00:00">
            <text:p>7/18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4T00:00:00">
            <text:p>7/24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30T00:00:00">
            <text:p>7/30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3T00:00:00">
            <text:p>8/13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8T00:00:00">
            <text:p>8/18/2002</text:p>
          </table:table-cell>
          <table:table-cell table:style-name="ce23" office:value-type="string">
            <text:p>ASSAULT, SIMPLE, DOMESTIC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8T00:00:00">
            <text:p>8/18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0T00:00:00">
            <text:p>8/20/2002</text:p>
          </table:table-cell>
          <table:table-cell table:style-name="ce23" office:value-type="string">
            <text:p>UNAUTHORIZED USE OF VEHICL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2T00:00:00">
            <text:p>8/22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4T00:00:00">
            <text:p>8/24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30T00:00:00">
            <text:p>8/30/2002</text:p>
          </table:table-cell>
          <table:table-cell table:style-name="ce23" office:value-type="string">
            <text:p>GAS THEFT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1T00:00:00">
            <text:p>9/1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3T00:00:00">
            <text:p>9/3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5T00:00:00">
            <text:p>9/5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8T00:00:00">
            <text:p>9/8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3T00:00:00">
            <text:p>9/13/2002</text:p>
          </table:table-cell>
          <table:table-cell table:style-name="ce23" office:value-type="string">
            <text:p>GAS THEFT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4T00:00:00">
            <text:p>9/14/2002</text:p>
          </table:table-cell>
          <table:table-cell table:style-name="ce23" office:value-type="string">
            <text:p>ASSAULT, SIMPLE, DOMESTIC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0T00:00:00">
            <text:p>9/20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5T00:00:00">
            <text:p>9/25/2002</text:p>
          </table:table-cell>
          <table:table-cell table:style-name="ce23" office:value-type="string">
            <text:p>POSSESSION OF MARIJUANA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30T00:00:00">
            <text:p>9/30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6T00:00:00">
            <text:p>10/6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1T00:00:00">
            <text:p>10/11/2002</text:p>
          </table:table-cell>
          <table:table-cell table:style-name="ce23" office:value-type="string">
            <text:p>HIT &amp; RUN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1T00:00:00">
            <text:p>10/11/2002</text:p>
          </table:table-cell>
          <table:table-cell table:style-name="ce23" office:value-type="string">
            <text:p>TRESPASSING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4T00:00:00">
            <text:p>10/14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7T00:00:00">
            <text:p>10/17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9T00:00:00">
            <text:p>10/19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6T00:00:00">
            <text:p>10/26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30T00:00:00">
            <text:p>10/30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9T00:00:00">
            <text:p>11/9/2002</text:p>
          </table:table-cell>
          <table:table-cell table:style-name="ce23" office:value-type="string">
            <text:p>DAMAGE PROPERTY, BUSINESS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2T00:00:00">
            <text:p>11/12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6T00:00:00">
            <text:p>11/16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9T00:00:00">
            <text:p>11/19/2002</text:p>
          </table:table-cell>
          <table:table-cell table:style-name="ce23" office:value-type="string">
            <text:p>GAS THEFT</text:p>
          </table:table-cell>
          <table:table-cell table:style-name="ce23" office:value-type="string">
            <text:p>BYPASS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5T00:00:00">
            <text:p>7/5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BYPASS ROAD &amp; COMMONS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30T00:00:00">
            <text:p>7/30/2002</text:p>
          </table:table-cell>
          <table:table-cell table:style-name="ce23" office:value-type="string">
            <text:p>DRIVING W/SUSPENDED OR REVOKED</text:p>
          </table:table-cell>
          <table:table-cell table:style-name="ce23" office:value-type="string">
            <text:p>BYPASS ROAD &amp; RICHMON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1T00:00:00">
            <text:p>6/1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BYPASS ROAD &amp; RT 132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9T00:00:00">
            <text:p>7/29/2002</text:p>
          </table:table-cell>
          <table:table-cell table:style-name="ce23" office:value-type="string">
            <text:p>POSSESSION OF MARIJUANA</text:p>
          </table:table-cell>
          <table:table-cell table:style-name="ce23" office:value-type="string">
            <text:p>BYPASS ROAD &amp; RT 132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9T00:00:00">
            <text:p>7/29/2002</text:p>
          </table:table-cell>
          <table:table-cell table:style-name="ce23" office:value-type="string">
            <text:p>POSSESSION OF MARIJUANA</text:p>
          </table:table-cell>
          <table:table-cell table:style-name="ce23" office:value-type="string">
            <text:p>BYPASS ROAD &amp; RT 132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6T00:00:00">
            <text:p>11/16/2002</text:p>
          </table:table-cell>
          <table:table-cell table:style-name="ce23" office:value-type="string">
            <text:p>DRIVING W/SUSPENDED OR REVOKED</text:p>
          </table:table-cell>
          <table:table-cell table:style-name="ce23" office:value-type="string">
            <text:p>BYPASS ROAD &amp; RT 132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9T00:00:00">
            <text:p>1/19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CALLAHAN DRIVE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9T00:00:00">
            <text:p>1/19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CALLAHAN DRIVE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8T00:00:00">
            <text:p>11/28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CALLAHAN DRIVE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6T00:00:00">
            <text:p>9/6/2002</text:p>
          </table:table-cell>
          <table:table-cell table:style-name="ce23" office:value-type="string">
            <text:p>DEAD ON ARRIVAL</text:p>
          </table:table-cell>
          <table:table-cell table:style-name="ce23" office:value-type="string">
            <text:p>CAMBRIDGE LAN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4T00:00:00">
            <text:p>8/24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CANDLE STICK PLACE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8T00:00:00">
            <text:p>9/28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CARAN ROAD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8T00:00:00">
            <text:p>9/28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CARR`S HILL &amp; WALLER MIL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7T00:00:00">
            <text:p>8/7/2002</text:p>
          </table:table-cell>
          <table:table-cell table:style-name="ce23" office:value-type="string">
            <text:p>TAMPERING WITH AUTO</text:p>
          </table:table-cell>
          <table:table-cell table:style-name="ce23" office:value-type="string">
            <text:p>CATAWBA COURT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2T00:00:00">
            <text:p>3/12/2002</text:p>
          </table:table-cell>
          <table:table-cell table:style-name="ce23" office:value-type="string">
            <text:p>FORCIBLE SODOMY</text:p>
          </table:table-cell>
          <table:table-cell table:style-name="ce23" office:value-type="string">
            <text:p>CATESBY LANE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4T00:00:00">
            <text:p>7/14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CATESBY LANE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4T00:00:00">
            <text:p>9/24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CATESBY LANE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5T00:00:00">
            <text:p>3/5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CEMETERY LANE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5T00:00:00">
            <text:p>11/5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COBBLESTONE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09T00:00:00">
            <text:p>5/9/2002</text:p>
          </table:table-cell>
          <table:table-cell table:style-name="ce23" office:value-type="string">
            <text:p>DISORDERLY CONDUCT</text:p>
          </table:table-cell>
          <table:table-cell table:style-name="ce23" office:value-type="string">
            <text:p>COLONIAL AVE &amp; WEST SEM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7T00:00:00">
            <text:p>2/7/2002</text:p>
          </table:table-cell>
          <table:table-cell table:style-name="ce23" office:value-type="string">
            <text:p>LOST PROPERTY</text:p>
          </table:table-cell>
          <table:table-cell table:style-name="ce23" office:value-type="string">
            <text:p>COTTAGE COVE LANE</text:p>
          </table:table-cell>
          <table:table-cell table:style-name="ce23" office:value-type="float" office:value="265">
            <text:p>26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9T00:00:00">
            <text:p>8/9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COTTAGE COVE LANE</text:p>
          </table:table-cell>
          <table:table-cell table:style-name="ce23" office:value-type="float" office:value="265">
            <text:p>26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7T00:00:00">
            <text:p>10/27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CREEDMORE COURT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31T00:00:00">
            <text:p>5/31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CUSTIS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6T00:00:00">
            <text:p>6/6/2002</text:p>
          </table:table-cell>
          <table:table-cell table:style-name="ce23" office:value-type="string">
            <text:p>CREDIT CARD THEFT</text:p>
          </table:table-cell>
          <table:table-cell table:style-name="ce23" office:value-type="string">
            <text:p>DODGE DRIVE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5T00:00:00">
            <text:p>9/25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DOUGLAS DRIV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5T00:00:00">
            <text:p>10/25/2002</text:p>
          </table:table-cell>
          <table:table-cell table:style-name="ce23" office:value-type="string">
            <text:p>UNAUTHORIZED USE OF VEHICLE</text:p>
          </table:table-cell>
          <table:table-cell table:style-name="ce23" office:value-type="string">
            <text:p>DOUGLAS DRIV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1T00:00:00">
            <text:p>1/11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DREW ROAD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25T00:00:00">
            <text:p>2/25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DREW ROAD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DREW ROAD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DREW ROAD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6T00:00:00">
            <text:p>11/26/2002</text:p>
          </table:table-cell>
          <table:table-cell table:style-name="ce23" office:value-type="string">
            <text:p>ASSAULT, SIMPLE, DOMESTIC</text:p>
          </table:table-cell>
          <table:table-cell table:style-name="ce23" office:value-type="string">
            <text:p>DREW ROAD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3T00:00:00">
            <text:p>4/13/2002</text:p>
          </table:table-cell>
          <table:table-cell table:style-name="ce23" office:value-type="string">
            <text:p>MOTOR VEHICLE THEFT</text:p>
          </table:table-cell>
          <table:table-cell table:style-name="ce23" office:value-type="string">
            <text:p>DUNCAN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9T00:00:00">
            <text:p>8/9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DUNCAN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6T00:00:00">
            <text:p>8/26/2002</text:p>
          </table:table-cell>
          <table:table-cell table:style-name="ce23" office:value-type="string">
            <text:p>RUNAWAY JUVENILE</text:p>
          </table:table-cell>
          <table:table-cell table:style-name="ce23" office:value-type="string">
            <text:p>DUNCAN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2T00:00:00">
            <text:p>9/2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DUNCAN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6T00:00:00">
            <text:p>10/6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DUNCAN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3" office:value-type="string">
            <text:p>RUNAWAY JUVENILE</text:p>
          </table:table-cell>
          <table:table-cell table:style-name="ce23" office:value-type="string">
            <text:p>E QUEENS DRIV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1T00:00:00">
            <text:p>3/11/2002</text:p>
          </table:table-cell>
          <table:table-cell table:style-name="ce23" office:value-type="string">
            <text:p>DRUGS, PWID MARIJUANA</text:p>
          </table:table-cell>
          <table:table-cell table:style-name="ce23" office:value-type="string">
            <text:p>E QUEENS DRIV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4T00:00:00">
            <text:p>6/4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E QUEENS DRIV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3T00:00:00">
            <text:p>9/13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E QUEENS DRIV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8T00:00:00">
            <text:p>9/28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E QUEENS DRIV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7T00:00:00">
            <text:p>4/27/2002</text:p>
          </table:table-cell>
          <table:table-cell table:style-name="ce23" office:value-type="string">
            <text:p>MAIMING</text:p>
          </table:table-cell>
          <table:table-cell table:style-name="ce23" office:value-type="string">
            <text:p>EDALE AVENUE &amp; W SEMPL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3" office:value-type="string">
            <text:p>FRAUD, ALL OTHERS</text:p>
          </table:table-cell>
          <table:table-cell table:style-name="ce23" office:value-type="string">
            <text:p>ERIN LEIGH COURT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7T00:00:00">
            <text:p>10/17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F STREET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25T00:00:00">
            <text:p>2/25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FILMORE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0T00:00:00">
            <text:p>6/20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FLINTLOCK ROAD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6T00:00:00">
            <text:p>4/6/2002</text:p>
          </table:table-cell>
          <table:table-cell table:style-name="ce23" office:value-type="string">
            <text:p>RAPE</text:p>
          </table:table-cell>
          <table:table-cell table:style-name="ce23" office:value-type="string">
            <text:p>GEORGETOWN CRESCENT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8T00:00:00">
            <text:p>5/18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GEORGETOWN CRESCENT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2T00:00:00">
            <text:p>6/12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GEORGETOWN CRESCENT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6T00:00:00">
            <text:p>6/26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GEORGETOWN CRESCENT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GEORGETOWN CRESCENT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6T00:00:00">
            <text:p>8/16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GEORGETOWN CRESCENT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5T00:00:00">
            <text:p>9/5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GEORGETOWN CRESCENT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30T00:00:00">
            <text:p>9/30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GEORGETOWN CRESCENT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6T00:00:00">
            <text:p>2/6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GOVERNMENT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31T00:00:00">
            <text:p>3/31/2002</text:p>
          </table:table-cell>
          <table:table-cell table:style-name="ce23" office:value-type="string">
            <text:p>RECOVERED VEHICLE-STOLEN OTHER</text:p>
          </table:table-cell>
          <table:table-cell table:style-name="ce23" office:value-type="string">
            <text:p>GOVERNMENT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1T00:00:00">
            <text:p>4/1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GOVERNMENT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08T00:00:00">
            <text:p>5/8/2002</text:p>
          </table:table-cell>
          <table:table-cell table:style-name="ce23" office:value-type="string">
            <text:p>DAMAGE PROPERTY, PUBLIC</text:p>
          </table:table-cell>
          <table:table-cell table:style-name="ce23" office:value-type="string">
            <text:p>GOVERNMENT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7T00:00:00">
            <text:p>8/17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GOVERNMENT ROAD &amp; CRE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4T00:00:00">
            <text:p>11/4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HARROP LANE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1T00:00:00">
            <text:p>9/1/2002</text:p>
          </table:table-cell>
          <table:table-cell table:style-name="ce23" office:value-type="string">
            <text:p>RUNAWAY JUVENILE</text:p>
          </table:table-cell>
          <table:table-cell table:style-name="ce23" office:value-type="string">
            <text:p>HAYMAKER PLACE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6T00:00:00">
            <text:p>9/16/2002</text:p>
          </table:table-cell>
          <table:table-cell table:style-name="ce23" office:value-type="string">
            <text:p>BURGLARY, RESIDENTIAL</text:p>
          </table:table-cell>
          <table:table-cell table:style-name="ce23" office:value-type="string">
            <text:p>HAYMAKER PLACE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4T00:00:00">
            <text:p>10/4/2002</text:p>
          </table:table-cell>
          <table:table-cell table:style-name="ce23" office:value-type="string">
            <text:p>SEXUAL BATTERY</text:p>
          </table:table-cell>
          <table:table-cell table:style-name="ce23" office:value-type="string">
            <text:p>HAYMAKER PLACE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7T00:00:00">
            <text:p>10/7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HAYMAKER PLACE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4T00:00:00">
            <text:p>9/24/2002</text:p>
          </table:table-cell>
          <table:table-cell table:style-name="ce23" office:value-type="string">
            <text:p>RUNAWAY JUVENILE</text:p>
          </table:table-cell>
          <table:table-cell table:style-name="ce23" office:value-type="string">
            <text:p>HICKORY HILLS DRIVE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4T00:00:00">
            <text:p>10/4/2002</text:p>
          </table:table-cell>
          <table:table-cell table:style-name="ce23" office:value-type="string">
            <text:p>MISSING PERSON</text:p>
          </table:table-cell>
          <table:table-cell table:style-name="ce23" office:value-type="string">
            <text:p>HICKORY HILLS DRIVE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1T00:00:00">
            <text:p>10/21/2002</text:p>
          </table:table-cell>
          <table:table-cell table:style-name="ce23" office:value-type="string">
            <text:p>RUNAWAY JUVENILE</text:p>
          </table:table-cell>
          <table:table-cell table:style-name="ce23" office:value-type="string">
            <text:p>HICKORY HILLS DRIVE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3T00:00:00">
            <text:p>10/23/2002</text:p>
          </table:table-cell>
          <table:table-cell table:style-name="ce23" office:value-type="string">
            <text:p>RUNAWAY JUVENILE</text:p>
          </table:table-cell>
          <table:table-cell table:style-name="ce23" office:value-type="string">
            <text:p>HICKORY HILLS DRIVE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6T00:00:00">
            <text:p>11/26/2002</text:p>
          </table:table-cell>
          <table:table-cell table:style-name="ce23" office:value-type="string">
            <text:p>RUNAWAY JUVENILE</text:p>
          </table:table-cell>
          <table:table-cell table:style-name="ce23" office:value-type="string">
            <text:p>HICKORY HILLS DRIVE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3" office:value-type="string">
            <text:p>COMPUTER INVASION OF PRIVACY</text:p>
          </table:table-cell>
          <table:table-cell table:style-name="ce23" office:value-type="string">
            <text:p>HILLSIDE LANE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24T00:00:00">
            <text:p>2/24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HOLCOMB DRIV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1T00:00:00">
            <text:p>4/11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HOLLOWAY LAN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3T00:00:00">
            <text:p>2/13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HUBBARD &amp; PENNIMAN ROA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6T00:00:00">
            <text:p>6/26/2002</text:p>
          </table:table-cell>
          <table:table-cell table:style-name="ce23" office:value-type="string">
            <text:p>MAIMING</text:p>
          </table:table-cell>
          <table:table-cell table:style-name="ce23" office:value-type="string">
            <text:p>HUBBARD DRIVE &amp; COLONIA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4T00:00:00">
            <text:p>1/24/2002</text:p>
          </table:table-cell>
          <table:table-cell table:style-name="ce23" office:value-type="string">
            <text:p>DISCHARGE FIREARM OR MISSILE I</text:p>
          </table:table-cell>
          <table:table-cell table:style-name="ce23" office:value-type="string">
            <text:p>HUBBARD LANE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6T00:00:00">
            <text:p>1/26/2002</text:p>
          </table:table-cell>
          <table:table-cell table:style-name="ce23" office:value-type="string">
            <text:p>ASSAULT, SIMPLE, DOMESTIC</text:p>
          </table:table-cell>
          <table:table-cell table:style-name="ce23" office:value-type="string">
            <text:p>HUBBARD LANE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3T00:00:00">
            <text:p>3/23/2002</text:p>
          </table:table-cell>
          <table:table-cell table:style-name="ce23" office:value-type="string">
            <text:p>FRAUD, ALL OTHERS</text:p>
          </table:table-cell>
          <table:table-cell table:style-name="ce23" office:value-type="string">
            <text:p>HUBBARD LANE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9T00:00:00">
            <text:p>6/29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HUBBARD LANE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4T00:00:00">
            <text:p>8/24/2002</text:p>
          </table:table-cell>
          <table:table-cell table:style-name="ce23" office:value-type="string">
            <text:p>THREATEN BODILY HARM</text:p>
          </table:table-cell>
          <table:table-cell table:style-name="ce23" office:value-type="string">
            <text:p>HUBBARD LANE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9T00:00:00">
            <text:p>9/29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HUBBARD LANE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3T00:00:00">
            <text:p>9/13/2002</text:p>
          </table:table-cell>
          <table:table-cell table:style-name="ce23" office:value-type="string">
            <text:p>RECKLESS - GENERAL</text:p>
          </table:table-cell>
          <table:table-cell table:style-name="ce23" office:value-type="string">
            <text:p>HUBBARD LANE &amp; EDALE AV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2T00:00:00">
            <text:p>10/2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HUBBARD LANE &amp; PENNIMA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5T00:00:00">
            <text:p>10/5/2002</text:p>
          </table:table-cell>
          <table:table-cell table:style-name="ce23" office:value-type="string">
            <text:p>ASSAULT, SIMPLE, DOMESTIC</text:p>
          </table:table-cell>
          <table:table-cell table:style-name="ce23" office:value-type="string">
            <text:p>HUNTERS LAN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06T00:00:00">
            <text:p>1/6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KINGSGATE PARKWAY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3T00:00:00">
            <text:p>2/3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KINGSGATE PARKWAY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KINGSGATE PARKWAY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8T00:00:00">
            <text:p>3/18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LATERN PLACE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2T00:00:00">
            <text:p>2/12/2002</text:p>
          </table:table-cell>
          <table:table-cell table:style-name="ce23" office:value-type="string">
            <text:p>OBTAINING MONEY BY FALSE PRETE</text:p>
          </table:table-cell>
          <table:table-cell table:style-name="ce23" office:value-type="string">
            <text:p>LEVINSON PATH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3T00:00:00">
            <text:p>4/3/2002</text:p>
          </table:table-cell>
          <table:table-cell table:style-name="ce23" office:value-type="string">
            <text:p>TAMPERING WITH VEHICLE</text:p>
          </table:table-cell>
          <table:table-cell table:style-name="ce23" office:value-type="string">
            <text:p>LODGE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4T00:00:00">
            <text:p>9/14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LODGE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31T00:00:00">
            <text:p>10/31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LOW RIDGE ROAD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5T00:00:00">
            <text:p>2/15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LOWRIDGE ROAD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4T00:00:00">
            <text:p>2/4/2002</text:p>
          </table:table-cell>
          <table:table-cell table:style-name="ce23" office:value-type="string">
            <text:p>BURGLARY, RESIDENTIAL</text:p>
          </table:table-cell>
          <table:table-cell table:style-name="ce23" office:value-type="string">
            <text:p>MAYNOR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5T00:00:00">
            <text:p>7/25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MAYNOR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8T00:00:00">
            <text:p>9/8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MAYNOR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9T00:00:00">
            <text:p>3/19/2002</text:p>
          </table:table-cell>
          <table:table-cell table:style-name="ce23" office:value-type="string">
            <text:p>OBTAINING MONEY BY FALSE PRETE</text:p>
          </table:table-cell>
          <table:table-cell table:style-name="ce23" office:value-type="string">
            <text:p>MCLAWS CIRCLE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02T00:00:00">
            <text:p>1/2/2002</text:p>
          </table:table-cell>
          <table:table-cell table:style-name="ce23" office:value-type="string">
            <text:p>DRIVING W/SUSPENDED OR REVOKED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07T00:00:00">
            <text:p>1/7/2002</text:p>
          </table:table-cell>
          <table:table-cell table:style-name="ce23" office:value-type="string">
            <text:p>MOTOR VEHICLE THEFT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1T00:00:00">
            <text:p>1/11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1T00:00:00">
            <text:p>1/11/2002</text:p>
          </table:table-cell>
          <table:table-cell table:style-name="ce23" office:value-type="string">
            <text:p>INDECENT EXPOSUR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3T00:00:00">
            <text:p>1/13/2002</text:p>
          </table:table-cell>
          <table:table-cell table:style-name="ce23" office:value-type="string">
            <text:p>DRIVING W/SUSPENDED OR REVOKED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4T00:00:00">
            <text:p>1/14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5T00:00:00">
            <text:p>1/15/2002</text:p>
          </table:table-cell>
          <table:table-cell table:style-name="ce23" office:value-type="string">
            <text:p>RECKLESS - GENERAL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6T00:00:00">
            <text:p>1/16/2002</text:p>
          </table:table-cell>
          <table:table-cell table:style-name="ce23" office:value-type="string">
            <text:p>DRUGS, POSSESS COCAIN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7T00:00:00">
            <text:p>1/17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9T00:00:00">
            <text:p>1/19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0T00:00:00">
            <text:p>1/20/2002</text:p>
          </table:table-cell>
          <table:table-cell table:style-name="ce23" office:value-type="string">
            <text:p>LARCENY, SHOPLIFTING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4T00:00:00">
            <text:p>1/24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4T00:00:00">
            <text:p>1/24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4T00:00:00">
            <text:p>1/24/2002</text:p>
          </table:table-cell>
          <table:table-cell table:style-name="ce23" office:value-type="string">
            <text:p>GAS THEFT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31T00:00:00">
            <text:p>1/31/2002</text:p>
          </table:table-cell>
          <table:table-cell table:style-name="ce23" office:value-type="string">
            <text:p>MAIMING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3T00:00:00">
            <text:p>2/3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9T00:00:00">
            <text:p>2/9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0T00:00:00">
            <text:p>2/10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4T00:00:00">
            <text:p>2/14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6T00:00:00">
            <text:p>2/16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2T00:00:00">
            <text:p>3/2/2002</text:p>
          </table:table-cell>
          <table:table-cell table:style-name="ce23" office:value-type="string">
            <text:p>SEXUAL BATTER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7T00:00:00">
            <text:p>3/7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2T00:00:00">
            <text:p>3/12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6T00:00:00">
            <text:p>3/16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6T00:00:00">
            <text:p>3/16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0T00:00:00">
            <text:p>3/20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0T00:00:00">
            <text:p>3/20/2002</text:p>
          </table:table-cell>
          <table:table-cell table:style-name="ce23" office:value-type="string">
            <text:p>BURGLARY, BUSINESS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0T00:00:00">
            <text:p>3/20/2002</text:p>
          </table:table-cell>
          <table:table-cell table:style-name="ce23" office:value-type="string">
            <text:p>BURGLARY (HOTEL/STORAGE FACILI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0T00:00:00">
            <text:p>3/20/2002</text:p>
          </table:table-cell>
          <table:table-cell table:style-name="ce23" office:value-type="string">
            <text:p>BURGLARY (HOTEL/STORAGE FACILI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0T00:00:00">
            <text:p>3/20/2002</text:p>
          </table:table-cell>
          <table:table-cell table:style-name="ce23" office:value-type="string">
            <text:p>BURGLARY (HOTEL/STORAGE FACILI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0T00:00:00">
            <text:p>3/20/2002</text:p>
          </table:table-cell>
          <table:table-cell table:style-name="ce23" office:value-type="string">
            <text:p>BURGLARY (HOTEL/STORAGE FACILI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3T00:00:00">
            <text:p>3/23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8T00:00:00">
            <text:p>3/28/2002</text:p>
          </table:table-cell>
          <table:table-cell table:style-name="ce23" office:value-type="string">
            <text:p>VIOLATE PROTECTIVE ORDERS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8T00:00:00">
            <text:p>3/28/2002</text:p>
          </table:table-cell>
          <table:table-cell table:style-name="ce23" office:value-type="string">
            <text:p>ANNOYING PHONE CALLS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2T00:00:00">
            <text:p>4/2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4T00:00:00">
            <text:p>4/4/2002</text:p>
          </table:table-cell>
          <table:table-cell table:style-name="ce23" office:value-type="string">
            <text:p>CREDIT CARD FRAUD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4T00:00:00">
            <text:p>4/4/2002</text:p>
          </table:table-cell>
          <table:table-cell table:style-name="ce23" office:value-type="string">
            <text:p>CREDIT CARD FRAUD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4T00:00:00">
            <text:p>4/4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5T00:00:00">
            <text:p>4/5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0T00:00:00">
            <text:p>4/10/2002</text:p>
          </table:table-cell>
          <table:table-cell table:style-name="ce23" office:value-type="string">
            <text:p>AGGRAVATED SEXUAL BATTER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2T00:00:00">
            <text:p>4/12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4T00:00:00">
            <text:p>4/14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6T00:00:00">
            <text:p>4/16/2002</text:p>
          </table:table-cell>
          <table:table-cell table:style-name="ce23" office:value-type="string">
            <text:p>MOTOR VEHICLE THEFT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2T00:00:00">
            <text:p>4/22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6T00:00:00">
            <text:p>4/26/2002</text:p>
          </table:table-cell>
          <table:table-cell table:style-name="ce23" office:value-type="string">
            <text:p>MOTOR VEHICLE THEFT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7T00:00:00">
            <text:p>4/27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7T00:00:00">
            <text:p>4/27/2002</text:p>
          </table:table-cell>
          <table:table-cell table:style-name="ce23" office:value-type="string">
            <text:p>DRIVING W/SUSPENDED OR REVOKED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3" office:value-type="string">
            <text:p>ATTEMPTED SUICID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0T00:00:00">
            <text:p>5/10/2002</text:p>
          </table:table-cell>
          <table:table-cell table:style-name="ce23" office:value-type="string">
            <text:p>ROBBER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3T00:00:00">
            <text:p>5/13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3T00:00:00">
            <text:p>5/13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4T00:00:00">
            <text:p>5/14/2002</text:p>
          </table:table-cell>
          <table:table-cell table:style-name="ce23" office:value-type="string">
            <text:p>POSSESSION OF MARIJUANA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5T00:00:00">
            <text:p>5/15/2002</text:p>
          </table:table-cell>
          <table:table-cell table:style-name="ce23" office:value-type="string">
            <text:p>FORGERY BY PERSCRIPTION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0T00:00:00">
            <text:p>5/20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7T00:00:00">
            <text:p>5/27/2002</text:p>
          </table:table-cell>
          <table:table-cell table:style-name="ce23" office:value-type="string">
            <text:p>MOTOR VEHICLE THEFT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1T00:00:00">
            <text:p>6/1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1T00:00:00">
            <text:p>6/1/2002</text:p>
          </table:table-cell>
          <table:table-cell table:style-name="ce23" office:value-type="string">
            <text:p>POSSESSION OF MARIJUANA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1T00:00:00">
            <text:p>6/11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4T00:00:00">
            <text:p>6/14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4T00:00:00">
            <text:p>6/14/2002</text:p>
          </table:table-cell>
          <table:table-cell table:style-name="ce23" office:value-type="string">
            <text:p>MANUF, SALE, POSSESSION CONTRO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0T00:00:00">
            <text:p>6/20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3T00:00:00">
            <text:p>6/23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3" office:value-type="string">
            <text:p>HIT AND RUN -PROPERTY DAMAG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8T00:00:00">
            <text:p>6/28/2002</text:p>
          </table:table-cell>
          <table:table-cell table:style-name="ce23" office:value-type="string">
            <text:p>CREDIT CARD FRAUD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9T00:00:00">
            <text:p>6/29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1T00:00:00">
            <text:p>7/1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2T00:00:00">
            <text:p>7/2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2T00:00:00">
            <text:p>7/2/2002</text:p>
          </table:table-cell>
          <table:table-cell table:style-name="ce23" office:value-type="string">
            <text:p>DISORDERLY CONDUCT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3" office:value-type="string">
            <text:p>LARCENY, SHOPLIFTING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9T00:00:00">
            <text:p>7/9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0T00:00:00">
            <text:p>7/10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5T00:00:00">
            <text:p>7/15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6T00:00:00">
            <text:p>7/16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2T00:00:00">
            <text:p>7/22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3T00:00:00">
            <text:p>7/23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6T00:00:00">
            <text:p>7/26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30T00:00:00">
            <text:p>7/30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1T00:00:00">
            <text:p>8/1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2T00:00:00">
            <text:p>8/2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3T00:00:00">
            <text:p>8/3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3T00:00:00">
            <text:p>8/3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5T00:00:00">
            <text:p>8/5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6T00:00:00">
            <text:p>8/6/2002</text:p>
          </table:table-cell>
          <table:table-cell table:style-name="ce23" office:value-type="string">
            <text:p>LARCENY, SHOPLIFTING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7T00:00:00">
            <text:p>8/7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1T00:00:00">
            <text:p>8/11/2002</text:p>
          </table:table-cell>
          <table:table-cell table:style-name="ce23" office:value-type="string">
            <text:p>DRIVING W/SUSPENDED OR REVOKED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3T00:00:00">
            <text:p>8/13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3T00:00:00">
            <text:p>8/13/2002</text:p>
          </table:table-cell>
          <table:table-cell table:style-name="ce23" office:value-type="string">
            <text:p>LARCENY, SHOPLIFTING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8T00:00:00">
            <text:p>8/18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6T00:00:00">
            <text:p>8/26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7T00:00:00">
            <text:p>8/27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8T00:00:00">
            <text:p>8/28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8T00:00:00">
            <text:p>8/28/2002</text:p>
          </table:table-cell>
          <table:table-cell table:style-name="ce23" office:value-type="string">
            <text:p>LOST PROPERT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8T00:00:00">
            <text:p>8/28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8T00:00:00">
            <text:p>8/28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3T00:00:00">
            <text:p>9/3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3T00:00:00">
            <text:p>9/3/2002</text:p>
          </table:table-cell>
          <table:table-cell table:style-name="ce23" office:value-type="string">
            <text:p>DRIVING W/SUSPENDED OR REVOKED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6T00:00:00">
            <text:p>9/6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6T00:00:00">
            <text:p>9/6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6T00:00:00">
            <text:p>9/6/2002</text:p>
          </table:table-cell>
          <table:table-cell table:style-name="ce23" office:value-type="string">
            <text:p>GAS THEFT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7T00:00:00">
            <text:p>9/7/2002</text:p>
          </table:table-cell>
          <table:table-cell table:style-name="ce23" office:value-type="string">
            <text:p>CONCEALMENT/PRICE CHANGING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7T00:00:00">
            <text:p>9/7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9T00:00:00">
            <text:p>9/9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9T00:00:00">
            <text:p>9/9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0T00:00:00">
            <text:p>9/10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1T00:00:00">
            <text:p>9/11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3T00:00:00">
            <text:p>9/23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4T00:00:00">
            <text:p>9/24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4T00:00:00">
            <text:p>9/24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5T00:00:00">
            <text:p>9/25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8T00:00:00">
            <text:p>9/28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5T00:00:00">
            <text:p>10/5/2002</text:p>
          </table:table-cell>
          <table:table-cell table:style-name="ce23" office:value-type="string">
            <text:p>SEXUAL BATTER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6T00:00:00">
            <text:p>10/6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8T00:00:00">
            <text:p>10/8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4T00:00:00">
            <text:p>10/14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7T00:00:00">
            <text:p>10/17/2002</text:p>
          </table:table-cell>
          <table:table-cell table:style-name="ce23" office:value-type="string">
            <text:p>ROBBER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9T00:00:00">
            <text:p>10/19/2002</text:p>
          </table:table-cell>
          <table:table-cell table:style-name="ce23" office:value-type="string">
            <text:p>CREDIT CARD FRAUD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0T00:00:00">
            <text:p>10/20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1T00:00:00">
            <text:p>10/21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1T00:00:00">
            <text:p>10/21/2002</text:p>
          </table:table-cell>
          <table:table-cell table:style-name="ce23" office:value-type="string">
            <text:p>ROBBER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2T00:00:00">
            <text:p>10/22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2T00:00:00">
            <text:p>10/22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4T00:00:00">
            <text:p>10/24/2002</text:p>
          </table:table-cell>
          <table:table-cell table:style-name="ce23" office:value-type="string">
            <text:p>ROBBER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4T00:00:00">
            <text:p>10/24/2002</text:p>
          </table:table-cell>
          <table:table-cell table:style-name="ce23" office:value-type="string">
            <text:p>BURGLARY, BUSINESS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6T00:00:00">
            <text:p>10/26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6T00:00:00">
            <text:p>10/26/2002</text:p>
          </table:table-cell>
          <table:table-cell table:style-name="ce23" office:value-type="string">
            <text:p>RECKLESS - GENERAL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7T00:00:00">
            <text:p>10/27/2002</text:p>
          </table:table-cell>
          <table:table-cell table:style-name="ce23" office:value-type="string">
            <text:p>TAMPERING WITH VEHICL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7T00:00:00">
            <text:p>10/27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8T00:00:00">
            <text:p>10/28/2002</text:p>
          </table:table-cell>
          <table:table-cell table:style-name="ce23" office:value-type="string">
            <text:p>LARCENY, ALL OTHERS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30T00:00:00">
            <text:p>10/30/2002</text:p>
          </table:table-cell>
          <table:table-cell table:style-name="ce23" office:value-type="string">
            <text:p>CONCEALMENT/PRICE CHANGING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31T00:00:00">
            <text:p>10/31/2002</text:p>
          </table:table-cell>
          <table:table-cell table:style-name="ce23" office:value-type="string">
            <text:p>FAILURE TO RETURN RENTED PROP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1T00:00:00">
            <text:p>11/1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2T00:00:00">
            <text:p>11/2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4T00:00:00">
            <text:p>11/4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5T00:00:00">
            <text:p>11/5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6T00:00:00">
            <text:p>11/6/2002</text:p>
          </table:table-cell>
          <table:table-cell table:style-name="ce23" office:value-type="string">
            <text:p>ABDUCTION &amp; KIDNAPPING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6T00:00:00">
            <text:p>11/6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7T00:00:00">
            <text:p>11/7/2002</text:p>
          </table:table-cell>
          <table:table-cell table:style-name="ce23" office:value-type="string">
            <text:p>AGGRAVATED SEXUAL BATTER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9T00:00:00">
            <text:p>11/9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2T00:00:00">
            <text:p>11/12/2002</text:p>
          </table:table-cell>
          <table:table-cell table:style-name="ce23" office:value-type="string">
            <text:p>DAMAGE PROPERTY, BUSINESS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4T00:00:00">
            <text:p>11/14/2002</text:p>
          </table:table-cell>
          <table:table-cell table:style-name="ce23" office:value-type="string">
            <text:p>POSSESSION OF MARIJUANA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5T00:00:00">
            <text:p>11/15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5T00:00:00">
            <text:p>11/25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5T00:00:00">
            <text:p>11/25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MERRIMAC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9T00:00:00">
            <text:p>11/19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MERRIMAC TRAIL &amp; PENNIM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5T00:00:00">
            <text:p>1/15/2002</text:p>
          </table:table-cell>
          <table:table-cell table:style-name="ce23" office:value-type="string">
            <text:p>RECKLESS - GENERAL</text:p>
          </table:table-cell>
          <table:table-cell table:style-name="ce23" office:value-type="string">
            <text:p>MERRIMAC TRAIL, JAMES YO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6T00:00:00">
            <text:p>9/16/2002</text:p>
          </table:table-cell>
          <table:table-cell table:style-name="ce23" office:value-type="string">
            <text:p>RECOVERED VEHICLE-STOLEN OTHER</text:p>
          </table:table-cell>
          <table:table-cell table:style-name="ce23" office:value-type="string">
            <text:p>MERRIMAC TRAIL, JAMES YO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3" office:value-type="string">
            <text:p>TRESPASSING</text:p>
          </table:table-cell>
          <table:table-cell table:style-name="ce23" office:value-type="string">
            <text:p>MUSKET DRIVE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8T00:00:00">
            <text:p>10/8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MUSKET DRIVE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9T00:00:00">
            <text:p>11/29/2002</text:p>
          </table:table-cell>
          <table:table-cell table:style-name="ce23" office:value-type="string">
            <text:p>ASSAULT, SIMPLE, DOMESTIC</text:p>
          </table:table-cell>
          <table:table-cell table:style-name="ce23" office:value-type="string">
            <text:p>MUSKET DRIVE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24T00:00:00">
            <text:p>2/24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NATIONAL LANE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7T00:00:00">
            <text:p>8/7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NELSON DRIVE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8T00:00:00">
            <text:p>8/8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NELSON DRIVE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2T00:00:00">
            <text:p>10/12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NELSON DRIVE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3T00:00:00">
            <text:p>11/3/2002</text:p>
          </table:table-cell>
          <table:table-cell table:style-name="ce23" office:value-type="string">
            <text:p>BURGLARY, RESIDENTIAL</text:p>
          </table:table-cell>
          <table:table-cell table:style-name="ce23" office:value-type="string">
            <text:p>NELSON DRIVE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8T00:00:00">
            <text:p>11/28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NELSON DRIVE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8T00:00:00">
            <text:p>11/28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NELSON DRIVE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9T00:00:00">
            <text:p>6/29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OLD HOLLOW ROAD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8T00:00:00">
            <text:p>10/8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PALACE LANE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5T00:00:00">
            <text:p>2/15/2002</text:p>
          </table:table-cell>
          <table:table-cell table:style-name="ce23" office:value-type="string">
            <text:p>ABDUCTION &amp; KIDNAPPING</text:p>
          </table:table-cell>
          <table:table-cell table:style-name="ce23" office:value-type="string">
            <text:p>PANTHER PAW PATH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0T00:00:00">
            <text:p>1/20/2002</text:p>
          </table:table-cell>
          <table:table-cell table:style-name="ce23" office:value-type="string">
            <text:p>ABUSE AND NEGLECT OF CHILDREN</text:p>
          </table:table-cell>
          <table:table-cell table:style-name="ce23" office:value-type="string">
            <text:p>PARCHMENT BLVD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9T00:00:00">
            <text:p>2/19/2002</text:p>
          </table:table-cell>
          <table:table-cell table:style-name="ce23" office:value-type="string">
            <text:p>MANUF, SALE, POSSESSION CONTRO</text:p>
          </table:table-cell>
          <table:table-cell table:style-name="ce23" office:value-type="string">
            <text:p>PARCHMENT BLVD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30T00:00:00">
            <text:p>9/30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PARCHMENT BLVD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2T00:00:00">
            <text:p>2/12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PARCHMENT DRIVE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8T00:00:00">
            <text:p>2/8/2002</text:p>
          </table:table-cell>
          <table:table-cell table:style-name="ce23" office:value-type="string">
            <text:p>RUNAWAY JUVENILE</text:p>
          </table:table-cell>
          <table:table-cell table:style-name="ce23" office:value-type="string">
            <text:p>PARK CIRCL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22T00:00:00">
            <text:p>2/22/2002</text:p>
          </table:table-cell>
          <table:table-cell table:style-name="ce23" office:value-type="string">
            <text:p>RUNAWAY JUVENILE</text:p>
          </table:table-cell>
          <table:table-cell table:style-name="ce23" office:value-type="string">
            <text:p>PARK CIRCL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6T00:00:00">
            <text:p>4/16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PARK CIRCL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06T00:00:00">
            <text:p>5/6/2002</text:p>
          </table:table-cell>
          <table:table-cell table:style-name="ce23" office:value-type="string">
            <text:p>UNAUTHORIZED USE OF VEHICLE</text:p>
          </table:table-cell>
          <table:table-cell table:style-name="ce23" office:value-type="string">
            <text:p>PARK CIRCL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7T00:00:00">
            <text:p>7/27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PARK CIRCL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30T00:00:00">
            <text:p>7/30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PARK CIRCL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0T00:00:00">
            <text:p>10/10/2002</text:p>
          </table:table-cell>
          <table:table-cell table:style-name="ce23" office:value-type="string">
            <text:p>BURGLARY, RESIDENTIAL</text:p>
          </table:table-cell>
          <table:table-cell table:style-name="ce23" office:value-type="string">
            <text:p>PARK CIRCL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0T00:00:00">
            <text:p>1/10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PENNIMAN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9T00:00:00">
            <text:p>1/19/2002</text:p>
          </table:table-cell>
          <table:table-cell table:style-name="ce23" office:value-type="string">
            <text:p>RUNAWAY JUVENILE</text:p>
          </table:table-cell>
          <table:table-cell table:style-name="ce23" office:value-type="string">
            <text:p>PENNIMAN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9T00:00:00">
            <text:p>1/19/2002</text:p>
          </table:table-cell>
          <table:table-cell table:style-name="ce23" office:value-type="string">
            <text:p>PROBATION VIOLATION - JUVENILE</text:p>
          </table:table-cell>
          <table:table-cell table:style-name="ce23" office:value-type="string">
            <text:p>PENNIMAN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1T00:00:00">
            <text:p>2/11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PENNIMAN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21T00:00:00">
            <text:p>2/21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PENNIMAN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5T00:00:00">
            <text:p>5/15/2002</text:p>
          </table:table-cell>
          <table:table-cell table:style-name="ce23" office:value-type="string">
            <text:p>FORGING PUBLIC RECORDS</text:p>
          </table:table-cell>
          <table:table-cell table:style-name="ce23" office:value-type="string">
            <text:p>PENNIMAN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7T00:00:00">
            <text:p>6/7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PENNIMAN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7T00:00:00">
            <text:p>7/7/2002</text:p>
          </table:table-cell>
          <table:table-cell table:style-name="ce23" office:value-type="string">
            <text:p>DISORDERLY CONDUCT</text:p>
          </table:table-cell>
          <table:table-cell table:style-name="ce23" office:value-type="string">
            <text:p>PENNIMAN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5T00:00:00">
            <text:p>7/25/2002</text:p>
          </table:table-cell>
          <table:table-cell table:style-name="ce23" office:value-type="string">
            <text:p>ABUSE AND NEGLECT OF CHILDREN</text:p>
          </table:table-cell>
          <table:table-cell table:style-name="ce23" office:value-type="string">
            <text:p>PENNIMAN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1T00:00:00">
            <text:p>8/1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PENNIMAN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5T00:00:00">
            <text:p>8/25/2002</text:p>
          </table:table-cell>
          <table:table-cell table:style-name="ce23" office:value-type="string">
            <text:p>GAS THEFT</text:p>
          </table:table-cell>
          <table:table-cell table:style-name="ce23" office:value-type="string">
            <text:p>PENNIMAN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3" office:value-type="string">
            <text:p>LOST PROPERTY</text:p>
          </table:table-cell>
          <table:table-cell table:style-name="ce23" office:value-type="string">
            <text:p>PENNIMAN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4T00:00:00">
            <text:p>9/14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PENNIMAN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4T00:00:00">
            <text:p>9/14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PENNIMAN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2T00:00:00">
            <text:p>11/22/2002</text:p>
          </table:table-cell>
          <table:table-cell table:style-name="ce23" office:value-type="string">
            <text:p>BURGLARY, RESIDENTIAL</text:p>
          </table:table-cell>
          <table:table-cell table:style-name="ce23" office:value-type="string">
            <text:p>PENNIMAN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2T00:00:00">
            <text:p>8/22/2002</text:p>
          </table:table-cell>
          <table:table-cell table:style-name="ce23" office:value-type="string">
            <text:p>DRIVING W/SUSPENDED OR REVOKED</text:p>
          </table:table-cell>
          <table:table-cell table:style-name="ce23" office:value-type="string">
            <text:p>PENNIMAN ROAD &amp; MERRIM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8T00:00:00">
            <text:p>1/18/2002</text:p>
          </table:table-cell>
          <table:table-cell table:style-name="ce23" office:value-type="string">
            <text:p>LOST PROPERTY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5T00:00:00">
            <text:p>2/5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0T00:00:00">
            <text:p>2/10/2002</text:p>
          </table:table-cell>
          <table:table-cell table:style-name="ce23" office:value-type="string">
            <text:p>CREDIT CARD FRAUD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1T00:00:00">
            <text:p>2/11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3T00:00:00">
            <text:p>2/13/2002</text:p>
          </table:table-cell>
          <table:table-cell table:style-name="ce23" office:value-type="string">
            <text:p>LOST PROPERTY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3T00:00:00">
            <text:p>2/13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3T00:00:00">
            <text:p>4/3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1T00:00:00">
            <text:p>4/11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3T00:00:00">
            <text:p>4/23/2002</text:p>
          </table:table-cell>
          <table:table-cell table:style-name="ce23" office:value-type="string">
            <text:p>DAMAGE PROPERTY, BUSINESS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2T00:00:00">
            <text:p>5/12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3T00:00:00">
            <text:p>5/23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4T00:00:00">
            <text:p>6/4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7T00:00:00">
            <text:p>6/17/2002</text:p>
          </table:table-cell>
          <table:table-cell table:style-name="ce23" office:value-type="string">
            <text:p>GAS THEFT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5T00:00:00">
            <text:p>6/25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1T00:00:00">
            <text:p>7/1/2002</text:p>
          </table:table-cell>
          <table:table-cell table:style-name="ce23" office:value-type="string">
            <text:p>GAS THEFT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2T00:00:00">
            <text:p>7/2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1T00:00:00">
            <text:p>7/11/2002</text:p>
          </table:table-cell>
          <table:table-cell table:style-name="ce23" office:value-type="string">
            <text:p>COMPUTER FRAUD &gt;=$200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4T00:00:00">
            <text:p>7/14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7T00:00:00">
            <text:p>7/27/2002</text:p>
          </table:table-cell>
          <table:table-cell table:style-name="ce23" office:value-type="string">
            <text:p>CREDIT CARD THEFT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3" office:value-type="string">
            <text:p>MANUF, SALE, POSS CONTROL SUBS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2T00:00:00">
            <text:p>8/2/2002</text:p>
          </table:table-cell>
          <table:table-cell table:style-name="ce23" office:value-type="string">
            <text:p>MANUF, SALE, POSS CONTROL SUBS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5T00:00:00">
            <text:p>8/5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9T00:00:00">
            <text:p>8/29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9T00:00:00">
            <text:p>9/9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3T00:00:00">
            <text:p>9/13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7T00:00:00">
            <text:p>9/17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8T00:00:00">
            <text:p>10/18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2T00:00:00">
            <text:p>10/22/2002</text:p>
          </table:table-cell>
          <table:table-cell table:style-name="ce23" office:value-type="string">
            <text:p>FUGITIVE FROM JUSTICE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6T00:00:00">
            <text:p>11/16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4T00:00:00">
            <text:p>11/24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6T00:00:00">
            <text:p>11/26/2002</text:p>
          </table:table-cell>
          <table:table-cell table:style-name="ce23" office:value-type="string">
            <text:p>GAS THEFT</text:p>
          </table:table-cell>
          <table:table-cell table:style-name="ce23" office:value-type="string">
            <text:p>POCAHONTAS TRAIL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8T00:00:00">
            <text:p>2/18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POINT ROAD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3" office:value-type="string">
            <text:p>RUNAWAY JUVENILE</text:p>
          </table:table-cell>
          <table:table-cell table:style-name="ce23" office:value-type="string">
            <text:p>POINT ROAD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1T00:00:00">
            <text:p>2/1/2002</text:p>
          </table:table-cell>
          <table:table-cell table:style-name="ce23" office:value-type="string">
            <text:p>FRAUD-USE FALSE NAME</text:p>
          </table:table-cell>
          <table:table-cell table:style-name="ce23" office:value-type="string">
            <text:p>QUEEN ANNE DRIVE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04T00:00:00">
            <text:p>1/4/2002</text:p>
          </table:table-cell>
          <table:table-cell table:style-name="ce23" office:value-type="string">
            <text:p>BURGLARY, RESIDENTIAL</text:p>
          </table:table-cell>
          <table:table-cell table:style-name="ce23" office:value-type="string">
            <text:p>QUEENS CREEK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8T00:00:00">
            <text:p>2/8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QUEENS CREEK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3" office:value-type="string">
            <text:p>RUNAWAY JUVENILE</text:p>
          </table:table-cell>
          <table:table-cell table:style-name="ce23" office:value-type="string">
            <text:p>QUEENS CREEK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3T00:00:00">
            <text:p>6/13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QUEENS CREEK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4T00:00:00">
            <text:p>7/24/2002</text:p>
          </table:table-cell>
          <table:table-cell table:style-name="ce23" office:value-type="string">
            <text:p>ANNOYING PHONE CALLS</text:p>
          </table:table-cell>
          <table:table-cell table:style-name="ce23" office:value-type="string">
            <text:p>QUEENS CREEK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QUEENS CREEK ROAD, STR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8T00:00:00">
            <text:p>8/18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QUILL PLACE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8T00:00:00">
            <text:p>9/28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QUILL PLACE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9T00:00:00">
            <text:p>1/19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3T00:00:00">
            <text:p>1/23/2002</text:p>
          </table:table-cell>
          <table:table-cell table:style-name="ce23" office:value-type="string">
            <text:p>MOTOR VEHICLE THEFT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25T00:00:00">
            <text:p>2/25/2002</text:p>
          </table:table-cell>
          <table:table-cell table:style-name="ce23" office:value-type="string">
            <text:p>POSSESSION OF MARIJUANA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3T00:00:00">
            <text:p>3/3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8T00:00:00">
            <text:p>3/8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3T00:00:00">
            <text:p>3/13/2002</text:p>
          </table:table-cell>
          <table:table-cell table:style-name="ce23" office:value-type="string">
            <text:p>DRIVING W/SUSPENDED OR REVOKED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3T00:00:00">
            <text:p>4/3/2002</text:p>
          </table:table-cell>
          <table:table-cell table:style-name="ce23" office:value-type="string">
            <text:p>GAS THEFT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5T00:00:00">
            <text:p>4/5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9T00:00:00">
            <text:p>4/9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4T00:00:00">
            <text:p>4/14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4T00:00:00">
            <text:p>4/24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4T00:00:00">
            <text:p>4/24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03T00:00:00">
            <text:p>5/3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09T00:00:00">
            <text:p>5/9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6T00:00:00">
            <text:p>5/16/2002</text:p>
          </table:table-cell>
          <table:table-cell table:style-name="ce23" office:value-type="string">
            <text:p>ASSAULT, AGGRAVATED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9T00:00:00">
            <text:p>5/19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0T00:00:00">
            <text:p>5/20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9T00:00:00">
            <text:p>5/29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30T00:00:00">
            <text:p>5/30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31T00:00:00">
            <text:p>5/31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31T00:00:00">
            <text:p>5/31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9T00:00:00">
            <text:p>6/9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5T00:00:00">
            <text:p>6/15/2002</text:p>
          </table:table-cell>
          <table:table-cell table:style-name="ce23" office:value-type="string">
            <text:p>DRIVING UNDER THE INFLUENCE OF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1T00:00:00">
            <text:p>7/1/2002</text:p>
          </table:table-cell>
          <table:table-cell table:style-name="ce23" office:value-type="string">
            <text:p>DEFRAUDING HOTELS, MOTELS &lt;$20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1T00:00:00">
            <text:p>7/1/2002</text:p>
          </table:table-cell>
          <table:table-cell table:style-name="ce23" office:value-type="string">
            <text:p>DISORDERLY CONDUCT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7T00:00:00">
            <text:p>7/17/2002</text:p>
          </table:table-cell>
          <table:table-cell table:style-name="ce23" office:value-type="string">
            <text:p>EMBEZZLEMENT &gt;=$200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6T00:00:00">
            <text:p>8/16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8T00:00:00">
            <text:p>8/18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4T00:00:00">
            <text:p>8/24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31T00:00:00">
            <text:p>8/31/2002</text:p>
          </table:table-cell>
          <table:table-cell table:style-name="ce23" office:value-type="string">
            <text:p>DRIVING W/SUSPENDED OR REVOKED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9T00:00:00">
            <text:p>9/9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3T00:00:00">
            <text:p>9/13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6T00:00:00">
            <text:p>9/26/2002</text:p>
          </table:table-cell>
          <table:table-cell table:style-name="ce23" office:value-type="string">
            <text:p>DRIVING W/SUSPENDED OR REVOKED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6T00:00:00">
            <text:p>9/26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1T00:00:00">
            <text:p>10/1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7T00:00:00">
            <text:p>10/17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4T00:00:00">
            <text:p>11/24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30T00:00:00">
            <text:p>11/30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RICHMOND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2T00:00:00">
            <text:p>6/12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RICHMOND ROAD &amp; CENTER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9T00:00:00">
            <text:p>1/19/2002</text:p>
          </table:table-cell>
          <table:table-cell table:style-name="ce23" office:value-type="string">
            <text:p>GAS THEFT</text:p>
          </table:table-cell>
          <table:table-cell table:style-name="ce23" office:value-type="string">
            <text:p>RICHMOND ROAD, EXXON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2T00:00:00">
            <text:p>5/12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RICHMOND ROAD, EXXON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6T00:00:00">
            <text:p>6/6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RICHMOND ROAD, EXXON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8T00:00:00">
            <text:p>8/8/2002</text:p>
          </table:table-cell>
          <table:table-cell table:style-name="ce23" office:value-type="string">
            <text:p>GAS THEFT</text:p>
          </table:table-cell>
          <table:table-cell table:style-name="ce23" office:value-type="string">
            <text:p>RICHMOND ROAD, EXXON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1T00:00:00">
            <text:p>4/1/2002</text:p>
          </table:table-cell>
          <table:table-cell table:style-name="ce23" office:value-type="string">
            <text:p>LOST PROPERTY</text:p>
          </table:table-cell>
          <table:table-cell table:style-name="ce23" office:value-type="string">
            <text:p>RICHMOND ROAD, FRIENDL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8T00:00:00">
            <text:p>5/18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RICHMOND ROAD, FRIENDL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2T00:00:00">
            <text:p>1/12/2002</text:p>
          </table:table-cell>
          <table:table-cell table:style-name="ce23" office:value-type="string">
            <text:p>GAS THEFT</text:p>
          </table:table-cell>
          <table:table-cell table:style-name="ce23" office:value-type="string">
            <text:p>RICHMOND ROAD, LIGHTFO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1T00:00:00">
            <text:p>5/11/2002</text:p>
          </table:table-cell>
          <table:table-cell table:style-name="ce23" office:value-type="string">
            <text:p>GAS THEFT</text:p>
          </table:table-cell>
          <table:table-cell table:style-name="ce23" office:value-type="string">
            <text:p>RICHMOND ROAD, LIGHTFO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8T00:00:00">
            <text:p>8/18/2002</text:p>
          </table:table-cell>
          <table:table-cell table:style-name="ce23" office:value-type="string">
            <text:p>GAS THEFT</text:p>
          </table:table-cell>
          <table:table-cell table:style-name="ce23" office:value-type="string">
            <text:p>RICHMOND ROAD, LIGHTFO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6T00:00:00">
            <text:p>8/26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RICHMOND ROAD, LIGHTFO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4T00:00:00">
            <text:p>1/24/2002</text:p>
          </table:table-cell>
          <table:table-cell table:style-name="ce23" office:value-type="string">
            <text:p>GAS THEFT</text:p>
          </table:table-cell>
          <table:table-cell table:style-name="ce23" office:value-type="string">
            <text:p>RICHMOND ROAD, MILLER M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8T00:00:00">
            <text:p>6/28/2002</text:p>
          </table:table-cell>
          <table:table-cell table:style-name="ce23" office:value-type="string">
            <text:p>CREDIT CARD FRAUD</text:p>
          </table:table-cell>
          <table:table-cell table:style-name="ce23" office:value-type="string">
            <text:p>RICHMOND ROAD, OPEN HO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5T00:00:00">
            <text:p>1/15/2002</text:p>
          </table:table-cell>
          <table:table-cell table:style-name="ce23" office:value-type="string">
            <text:p>EMBEZZLEMENT &lt;$200</text:p>
          </table:table-cell>
          <table:table-cell table:style-name="ce23" office:value-type="string">
            <text:p>RICHMOND ROAD, WENDY`S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9T00:00:00">
            <text:p>6/19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RICHMOND ROAD, WENDY`S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5T00:00:00">
            <text:p>1/15/2002</text:p>
          </table:table-cell>
          <table:table-cell table:style-name="ce23" office:value-type="string">
            <text:p>COUNTERFEITING/FORGERY, ALL OT</text:p>
          </table:table-cell>
          <table:table-cell table:style-name="ce23" office:value-type="string">
            <text:p>RICHMOND ROAD, WENDYS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3" office:value-type="string">
            <text:p>ASSAULT, AGGRAVATED</text:p>
          </table:table-cell>
          <table:table-cell table:style-name="ce23" office:value-type="string">
            <text:p>RICHMOND ROAD, WENDYS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6T00:00:00">
            <text:p>8/16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RICHMOND ROAD, WENDYS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3" office:value-type="string">
            <text:p>RUNAWAY JUVENILE</text:p>
          </table:table-cell>
          <table:table-cell table:style-name="ce23" office:value-type="string">
            <text:p>RICHWINE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4T00:00:00">
            <text:p>7/24/2002</text:p>
          </table:table-cell>
          <table:table-cell table:style-name="ce23" office:value-type="string">
            <text:p>AGGRAVATED SEXUAL BATTERY -VIC</text:p>
          </table:table-cell>
          <table:table-cell table:style-name="ce23" office:value-type="string">
            <text:p>RICHWINE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1T00:00:00">
            <text:p>8/1/2002</text:p>
          </table:table-cell>
          <table:table-cell table:style-name="ce23" office:value-type="string">
            <text:p>ATTEMPTED SUICIDE</text:p>
          </table:table-cell>
          <table:table-cell table:style-name="ce23" office:value-type="string">
            <text:p>RICHWINE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7T00:00:00">
            <text:p>10/27/2002</text:p>
          </table:table-cell>
          <table:table-cell table:style-name="ce23" office:value-type="string">
            <text:p>ASSAULT, SIMPLE, DOMESTIC</text:p>
          </table:table-cell>
          <table:table-cell table:style-name="ce23" office:value-type="string">
            <text:p>RICHWINE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8T00:00:00">
            <text:p>11/8/2002</text:p>
          </table:table-cell>
          <table:table-cell table:style-name="ce23" office:value-type="string">
            <text:p>UNAUTHORIZED USE OF VEHICLE</text:p>
          </table:table-cell>
          <table:table-cell table:style-name="ce23" office:value-type="string">
            <text:p>RICHWINE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6T00:00:00">
            <text:p>3/26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ROYAL GOVERNORS COURT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7T00:00:00">
            <text:p>10/27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ROYAL GRANT DRIVE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2T00:00:00">
            <text:p>11/2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ROYAL GRANT DRIVE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6T00:00:00">
            <text:p>1/26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RUSTY COURT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5T00:00:00">
            <text:p>3/5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RUSTY COURT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4T00:00:00">
            <text:p>4/4/2002</text:p>
          </table:table-cell>
          <table:table-cell table:style-name="ce23" office:value-type="string">
            <text:p>ASSAULT, SIMPLE, DOMESTIC</text:p>
          </table:table-cell>
          <table:table-cell table:style-name="ce23" office:value-type="string">
            <text:p>RUSTY COURT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3T00:00:00">
            <text:p>8/13/2002</text:p>
          </table:table-cell>
          <table:table-cell table:style-name="ce23" office:value-type="string">
            <text:p>CREDIT CARD FRAUD</text:p>
          </table:table-cell>
          <table:table-cell table:style-name="ce23" office:value-type="string">
            <text:p>SAXON ROAD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4T00:00:00">
            <text:p>2/4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SEMPLE ROAD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7T00:00:00">
            <text:p>3/27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SHADY BLUFF POINT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1T00:00:00">
            <text:p>2/11/2002</text:p>
          </table:table-cell>
          <table:table-cell table:style-name="ce23" office:value-type="string">
            <text:p>RUNAWAY JUVENILE</text:p>
          </table:table-cell>
          <table:table-cell table:style-name="ce23" office:value-type="string">
            <text:p>SHARPS LANE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07T00:00:00">
            <text:p>5/7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SHARPS LANE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0T00:00:00">
            <text:p>11/10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SHARPS LANE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3T00:00:00">
            <text:p>9/3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SHEPPARD DRIV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8T00:00:00">
            <text:p>9/28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SHEPPARD DRIV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30T00:00:00">
            <text:p>9/30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SHEPPARD DRIV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5T00:00:00">
            <text:p>4/5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SHERIFF`S PLAC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6T00:00:00">
            <text:p>1/16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SPRINGFIELD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8T00:00:00">
            <text:p>10/8/2002</text:p>
          </table:table-cell>
          <table:table-cell table:style-name="ce23" office:value-type="string">
            <text:p>MAIMING</text:p>
          </table:table-cell>
          <table:table-cell table:style-name="ce23" office:value-type="string">
            <text:p>SPRINGFIELD ROAD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1T00:00:00">
            <text:p>2/1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STEWART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0T00:00:00">
            <text:p>6/10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STEWART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0T00:00:00">
            <text:p>6/20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STEWART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1T00:00:00">
            <text:p>6/21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STEWART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6T00:00:00">
            <text:p>6/26/2002</text:p>
          </table:table-cell>
          <table:table-cell table:style-name="ce23" office:value-type="string">
            <text:p>ASSAULT, SIMPLE, DOMESTIC</text:p>
          </table:table-cell>
          <table:table-cell table:style-name="ce23" office:value-type="string">
            <text:p>STEWART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2T00:00:00">
            <text:p>7/2/2002</text:p>
          </table:table-cell>
          <table:table-cell table:style-name="ce23" office:value-type="string">
            <text:p>SEXUAL BATTERY</text:p>
          </table:table-cell>
          <table:table-cell table:style-name="ce23" office:value-type="string">
            <text:p>STEWART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8T00:00:00">
            <text:p>7/28/2002</text:p>
          </table:table-cell>
          <table:table-cell table:style-name="ce23" office:value-type="string">
            <text:p>ASSAULT, SIMPLE, DOMESTIC</text:p>
          </table:table-cell>
          <table:table-cell table:style-name="ce23" office:value-type="string">
            <text:p>STEWART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7T00:00:00">
            <text:p>8/27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STEWART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3T00:00:00">
            <text:p>9/23/2002</text:p>
          </table:table-cell>
          <table:table-cell table:style-name="ce23" office:value-type="string">
            <text:p>SEXUAL ASSAULT WITH AN OBJECT</text:p>
          </table:table-cell>
          <table:table-cell table:style-name="ce23" office:value-type="string">
            <text:p>STEWART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7T00:00:00">
            <text:p>10/27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STEWART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0T00:00:00">
            <text:p>1/20/2002</text:p>
          </table:table-cell>
          <table:table-cell table:style-name="ce23" office:value-type="string">
            <text:p>RECKLESS - GENERAL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8T00:00:00">
            <text:p>1/28/2002</text:p>
          </table:table-cell>
          <table:table-cell table:style-name="ce23" office:value-type="string">
            <text:p>ASSAULT &amp; BATTERY -POLICE OFCR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30T00:00:00">
            <text:p>1/30/2002</text:p>
          </table:table-cell>
          <table:table-cell table:style-name="ce23" office:value-type="string">
            <text:p>UNAUTHORIZED USE OF VEHICLE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5T00:00:00">
            <text:p>3/25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2T00:00:00">
            <text:p>4/22/2002</text:p>
          </table:table-cell>
          <table:table-cell table:style-name="ce23" office:value-type="string">
            <text:p>CREDIT CARD FRAUD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2T00:00:00">
            <text:p>5/12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2T00:00:00">
            <text:p>6/2/2002</text:p>
          </table:table-cell>
          <table:table-cell table:style-name="ce23" office:value-type="string">
            <text:p>ANNOYING PHONE CALLS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9T00:00:00">
            <text:p>6/9/2002</text:p>
          </table:table-cell>
          <table:table-cell table:style-name="ce23" office:value-type="string">
            <text:p>TRESPASSING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0T00:00:00">
            <text:p>6/10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5T00:00:00">
            <text:p>7/5/2002</text:p>
          </table:table-cell>
          <table:table-cell table:style-name="ce23" office:value-type="string">
            <text:p>POSSESSION OF MARIJUANA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6T00:00:00">
            <text:p>7/6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9T00:00:00">
            <text:p>7/9/2002</text:p>
          </table:table-cell>
          <table:table-cell table:style-name="ce23" office:value-type="string">
            <text:p>MOTOR VEHICLE THEFT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5T00:00:00">
            <text:p>7/15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8T00:00:00">
            <text:p>8/8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9T00:00:00">
            <text:p>8/9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6T00:00:00">
            <text:p>8/16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3" office:value-type="string">
            <text:p>ASSAULT, SIMPLE, DOMESTIC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30T00:00:00">
            <text:p>9/30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1T00:00:00">
            <text:p>10/21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TAM O SHANTER BLVD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2T00:00:00">
            <text:p>3/22/2002</text:p>
          </table:table-cell>
          <table:table-cell table:style-name="ce23" office:value-type="string">
            <text:p>MANUF, SALE, POSS CONTROL SUBS</text:p>
          </table:table-cell>
          <table:table-cell table:style-name="ce23" office:value-type="string">
            <text:p>TAM O SHANTER, 7-11 PARK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4T00:00:00">
            <text:p>2/14/2002</text:p>
          </table:table-cell>
          <table:table-cell table:style-name="ce23" office:value-type="string">
            <text:p>MANUF, SALE, POSSESSION CONTRO</text:p>
          </table:table-cell>
          <table:table-cell table:style-name="ce23" office:value-type="string">
            <text:p>TAM OF SHANTER, 7-1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4T00:00:00">
            <text:p>11/24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THUNDERBIRD LAN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3" office:value-type="string">
            <text:p>OBSCENE/THREATENING PHONE CALL</text:p>
          </table:table-cell>
          <table:table-cell table:style-name="ce23" office:value-type="string">
            <text:p>TRACY COURT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4T00:00:00">
            <text:p>4/4/2002</text:p>
          </table:table-cell>
          <table:table-cell table:style-name="ce23" office:value-type="string">
            <text:p>OBSCENE/THREATENING PHONE CALL</text:p>
          </table:table-cell>
          <table:table-cell table:style-name="ce23" office:value-type="string">
            <text:p>VALOR COURT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06T00:00:00">
            <text:p>5/6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VINEYARD LANE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5T00:00:00">
            <text:p>11/15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W MAYNOR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1T00:00:00">
            <text:p>2/11/2002</text:p>
          </table:table-cell>
          <table:table-cell table:style-name="ce23" office:value-type="string">
            <text:p>BOMB THREATS</text:p>
          </table:table-cell>
          <table:table-cell table:style-name="ce23" office:value-type="string">
            <text:p>W QUEENS DRIV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6T00:00:00">
            <text:p>4/16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W QUEENS DRIV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17T00:00:00">
            <text:p>4/17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 QUEENS DRIV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2T00:00:00">
            <text:p>4/22/2002</text:p>
          </table:table-cell>
          <table:table-cell table:style-name="ce23" office:value-type="string">
            <text:p>BOMB THREATS</text:p>
          </table:table-cell>
          <table:table-cell table:style-name="ce23" office:value-type="string">
            <text:p>W QUEENS DRIV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1T00:00:00">
            <text:p>5/11/2002</text:p>
          </table:table-cell>
          <table:table-cell table:style-name="ce23" office:value-type="string">
            <text:p>TRESPASSING</text:p>
          </table:table-cell>
          <table:table-cell table:style-name="ce23" office:value-type="string">
            <text:p>W QUEENS DRIV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4T00:00:00">
            <text:p>6/14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W QUEENS DRIV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6T00:00:00">
            <text:p>9/6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W QUEENS DRIV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4T00:00:00">
            <text:p>10/24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W QUEENS DRIV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01T00:00:00">
            <text:p>1/1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W SEMPLE ROAD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3T00:00:00">
            <text:p>4/23/2002</text:p>
          </table:table-cell>
          <table:table-cell table:style-name="ce23" office:value-type="string">
            <text:p>BAD CHECKS</text:p>
          </table:table-cell>
          <table:table-cell table:style-name="ce23" office:value-type="string">
            <text:p>W SEMPLE ROAD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3T00:00:00">
            <text:p>6/3/2002</text:p>
          </table:table-cell>
          <table:table-cell table:style-name="ce23" office:value-type="string">
            <text:p>POSSESSION OF MARIJUANA</text:p>
          </table:table-cell>
          <table:table-cell table:style-name="ce23" office:value-type="string">
            <text:p>W SEMPLE ROAD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0T00:00:00">
            <text:p>6/10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 SEMPLE ROAD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2T00:00:00">
            <text:p>6/12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W SEMPLE ROAD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6T00:00:00">
            <text:p>6/16/2002</text:p>
          </table:table-cell>
          <table:table-cell table:style-name="ce23" office:value-type="string">
            <text:p>DISORDERLY CONDUCT</text:p>
          </table:table-cell>
          <table:table-cell table:style-name="ce23" office:value-type="string">
            <text:p>W SEMPLE ROAD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3T00:00:00">
            <text:p>7/13/2002</text:p>
          </table:table-cell>
          <table:table-cell table:style-name="ce23" office:value-type="string">
            <text:p>THREATS TO BOMB OR DAMAGE BUIL</text:p>
          </table:table-cell>
          <table:table-cell table:style-name="ce23" office:value-type="string">
            <text:p>W SEMPLE ROAD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7T00:00:00">
            <text:p>7/17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W SEMPLE ROAD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3T00:00:00">
            <text:p>7/23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W SEMPLE ROAD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W SEMPLE ROAD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4T00:00:00">
            <text:p>8/24/2002</text:p>
          </table:table-cell>
          <table:table-cell table:style-name="ce23" office:value-type="string">
            <text:p>POSSESS, TRANSPORT FIREARMS BY</text:p>
          </table:table-cell>
          <table:table-cell table:style-name="ce23" office:value-type="string">
            <text:p>W SEMPLE ROAD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9T00:00:00">
            <text:p>8/29/2002</text:p>
          </table:table-cell>
          <table:table-cell table:style-name="ce23" office:value-type="string">
            <text:p>OBSCENE/THREATENING PHONE CALL</text:p>
          </table:table-cell>
          <table:table-cell table:style-name="ce23" office:value-type="string">
            <text:p>W SEMPLE ROAD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31T00:00:00">
            <text:p>8/31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W SEMPLE ROAD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1T00:00:00">
            <text:p>11/1/2002</text:p>
          </table:table-cell>
          <table:table-cell table:style-name="ce23" office:value-type="string">
            <text:p>DRUNK IN PUBLIC</text:p>
          </table:table-cell>
          <table:table-cell table:style-name="ce23" office:value-type="string">
            <text:p>W SEMPLE ROAD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05T00:00:00">
            <text:p>1/5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08T00:00:00">
            <text:p>1/8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6T00:00:00">
            <text:p>1/16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9T00:00:00">
            <text:p>1/19/2002</text:p>
          </table:table-cell>
          <table:table-cell table:style-name="ce23" office:value-type="string">
            <text:p>FRAUD-BY PRESCRIPTION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9T00:00:00">
            <text:p>1/29/2002</text:p>
          </table:table-cell>
          <table:table-cell table:style-name="ce23" office:value-type="string">
            <text:p>CONCEALMENT/PRICE CHANGING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3T00:00:00">
            <text:p>2/3/2002</text:p>
          </table:table-cell>
          <table:table-cell table:style-name="ce23" office:value-type="string">
            <text:p>EMBEZZLEMENT &gt;=$200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03T00:00:00">
            <text:p>2/3/2002</text:p>
          </table:table-cell>
          <table:table-cell table:style-name="ce23" office:value-type="string">
            <text:p>EMBEZZLEMENT &gt;=$200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9T00:00:00">
            <text:p>2/19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2T00:00:00">
            <text:p>3/2/2002</text:p>
          </table:table-cell>
          <table:table-cell table:style-name="ce23" office:value-type="string">
            <text:p>FRAUD-BY PRESCRIPTION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2T00:00:00">
            <text:p>3/12/2002</text:p>
          </table:table-cell>
          <table:table-cell table:style-name="ce23" office:value-type="string">
            <text:p>CREDIT CARD FRAUD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7T00:00:00">
            <text:p>3/17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7T00:00:00">
            <text:p>3/17/2002</text:p>
          </table:table-cell>
          <table:table-cell table:style-name="ce23" office:value-type="string">
            <text:p>DISORDERLY CONDUCT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7T00:00:00">
            <text:p>3/17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25T00:00:00">
            <text:p>3/25/2002</text:p>
          </table:table-cell>
          <table:table-cell table:style-name="ce23" office:value-type="string">
            <text:p>LOST PROPERTY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4T00:00:00">
            <text:p>4/4/2002</text:p>
          </table:table-cell>
          <table:table-cell table:style-name="ce23" office:value-type="string">
            <text:p>CREDIT CARD FRAUD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4T00:00:00">
            <text:p>4/4/2002</text:p>
          </table:table-cell>
          <table:table-cell table:style-name="ce23" office:value-type="string">
            <text:p>CREDIT CARD FRAUD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5T00:00:00">
            <text:p>4/5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07T00:00:00">
            <text:p>5/7/2002</text:p>
          </table:table-cell>
          <table:table-cell table:style-name="ce23" office:value-type="string">
            <text:p>EMBEZZLEMENT &gt;=$200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1T00:00:00">
            <text:p>5/21/2002</text:p>
          </table:table-cell>
          <table:table-cell table:style-name="ce23" office:value-type="string">
            <text:p>EMBEZZLEMENT &gt;=$200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5T00:00:00">
            <text:p>6/5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0T00:00:00">
            <text:p>6/20/2002</text:p>
          </table:table-cell>
          <table:table-cell table:style-name="ce23" office:value-type="string">
            <text:p>LOST PROPERTY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3" office:value-type="string">
            <text:p>CREDIT CARD FRAUD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8T00:00:00">
            <text:p>6/28/2002</text:p>
          </table:table-cell>
          <table:table-cell table:style-name="ce23" office:value-type="string">
            <text:p>CREDIT CARD FRAUD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2T00:00:00">
            <text:p>7/2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3T00:00:00">
            <text:p>7/13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2T00:00:00">
            <text:p>8/2/2002</text:p>
          </table:table-cell>
          <table:table-cell table:style-name="ce23" office:value-type="string">
            <text:p>EMBEZZLEMENT &gt;=$200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4T00:00:00">
            <text:p>8/4/2002</text:p>
          </table:table-cell>
          <table:table-cell table:style-name="ce23" office:value-type="string">
            <text:p>DISORDERLY CONDUCT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3" office:value-type="string">
            <text:p>FRAUD, ALL OTHERS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7T00:00:00">
            <text:p>8/17/2002</text:p>
          </table:table-cell>
          <table:table-cell table:style-name="ce23" office:value-type="string">
            <text:p>LOST PROPERTY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3T00:00:00">
            <text:p>8/23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4T00:00:00">
            <text:p>8/24/2002</text:p>
          </table:table-cell>
          <table:table-cell table:style-name="ce23" office:value-type="string">
            <text:p>ASSAULT, SIMPLE, DOMESTIC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6T00:00:00">
            <text:p>8/26/2002</text:p>
          </table:table-cell>
          <table:table-cell table:style-name="ce23" office:value-type="string">
            <text:p>CONCEALMENT/PRICE CHANGING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31T00:00:00">
            <text:p>8/31/2002</text:p>
          </table:table-cell>
          <table:table-cell table:style-name="ce23" office:value-type="string">
            <text:p>ASSAULT, SIMPLE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5T00:00:00">
            <text:p>9/5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9T00:00:00">
            <text:p>9/9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18T00:00:00">
            <text:p>9/18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04T00:00:00">
            <text:p>10/4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2T00:00:00">
            <text:p>10/22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2T00:00:00">
            <text:p>11/2/2002</text:p>
          </table:table-cell>
          <table:table-cell table:style-name="ce23" office:value-type="string">
            <text:p>EMBEZZLEMENT &gt;=$200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05T00:00:00">
            <text:p>11/5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4T00:00:00">
            <text:p>11/24/2002</text:p>
          </table:table-cell>
          <table:table-cell table:style-name="ce23" office:value-type="string">
            <text:p>DISCHARGE FIREARM IN PUBLIC PL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30T00:00:00">
            <text:p>11/30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WALLER 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7T00:00:00">
            <text:p>7/17/2002</text:p>
          </table:table-cell>
          <table:table-cell table:style-name="ce23" office:value-type="string">
            <text:p>LOST PROPERTY</text:p>
          </table:table-cell>
          <table:table-cell table:style-name="ce23" office:value-type="string">
            <text:p>WALLER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8T00:00:00">
            <text:p>7/18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WALLERMILL ROAD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ALLERMILL ROAD, BIG K M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23T00:00:00">
            <text:p>9/23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ALLERMILL ROAD, BIG K M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08T00:00:00">
            <text:p>5/8/2002</text:p>
          </table:table-cell>
          <table:table-cell table:style-name="ce23" office:value-type="string">
            <text:p>THREATEN BODILY HARM</text:p>
          </table:table-cell>
          <table:table-cell table:style-name="ce23" office:value-type="string">
            <text:p>WARWICK COUR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05T00:00:00">
            <text:p>4/5/2002</text:p>
          </table:table-cell>
          <table:table-cell table:style-name="ce23" office:value-type="string">
            <text:p>UNLAWFUL PURCHASE OR POSSESS A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3T00:00:00">
            <text:p>6/3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3T00:00:00">
            <text:p>6/3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5T00:00:00">
            <text:p>6/5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09T00:00:00">
            <text:p>6/9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6T00:00:00">
            <text:p>6/16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0T00:00:00">
            <text:p>6/20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2T00:00:00">
            <text:p>7/2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4T00:00:00">
            <text:p>7/4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7T00:00:00">
            <text:p>7/7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6T00:00:00">
            <text:p>7/16/2002</text:p>
          </table:table-cell>
          <table:table-cell table:style-name="ce23" office:value-type="string">
            <text:p>ASSAULT, SIMPLE, DOMESTIC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7T00:00:00">
            <text:p>7/17/2002</text:p>
          </table:table-cell>
          <table:table-cell table:style-name="ce23" office:value-type="string">
            <text:p>EMBEZZLEMENT &gt;=$200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19T00:00:00">
            <text:p>7/19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3T00:00:00">
            <text:p>7/23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9T00:00:00">
            <text:p>7/29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9T00:00:00">
            <text:p>7/29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5T00:00:00">
            <text:p>8/5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6T00:00:00">
            <text:p>8/6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7T00:00:00">
            <text:p>8/7/2002</text:p>
          </table:table-cell>
          <table:table-cell table:style-name="ce23" office:value-type="string">
            <text:p>LOST PROPERT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16T00:00:00">
            <text:p>8/16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5T00:00:00">
            <text:p>8/25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27T00:00:00">
            <text:p>8/27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9-06T00:00:00">
            <text:p>9/6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11T00:00:00">
            <text:p>10/11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ATER COUNTRY PARKWA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2T00:00:00">
            <text:p>4/22/2002</text:p>
          </table:table-cell>
          <table:table-cell table:style-name="ce23" office:value-type="string">
            <text:p>RECOVERED VEHICLE-STOLEN OTHER</text:p>
          </table:table-cell>
          <table:table-cell table:style-name="ce23" office:value-type="string">
            <text:p>WEAVER ROAD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01T00:00:00">
            <text:p>7/1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EAVER ROAD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1T00:00:00">
            <text:p>1/21/2002</text:p>
          </table:table-cell>
          <table:table-cell table:style-name="ce23" office:value-type="string">
            <text:p>PETIT LARCENY</text:p>
          </table:table-cell>
          <table:table-cell table:style-name="ce23" office:value-type="string">
            <text:p>WELLINGTON DRIVE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1T00:00:00">
            <text:p>2/11/2002</text:p>
          </table:table-cell>
          <table:table-cell table:style-name="ce23" office:value-type="string">
            <text:p>THREATEN BODILY HARM</text:p>
          </table:table-cell>
          <table:table-cell table:style-name="ce23" office:value-type="string">
            <text:p>WELLINGTON DRIVE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19T00:00:00">
            <text:p>2/19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WELLINGTON DRIVE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7T00:00:00">
            <text:p>3/17/2002</text:p>
          </table:table-cell>
          <table:table-cell table:style-name="ce23" office:value-type="string">
            <text:p>ASSAULT, SIMPLE, DOMESTIC</text:p>
          </table:table-cell>
          <table:table-cell table:style-name="ce23" office:value-type="string">
            <text:p>WELLINGTON DRIVE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03T00:00:00">
            <text:p>5/3/2002</text:p>
          </table:table-cell>
          <table:table-cell table:style-name="ce23" office:value-type="string">
            <text:p>PERSONAL TRESPASS BY COMPUTER</text:p>
          </table:table-cell>
          <table:table-cell table:style-name="ce23" office:value-type="string">
            <text:p>WELLINGTON DRIVE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27T00:00:00">
            <text:p>11/27/2002</text:p>
          </table:table-cell>
          <table:table-cell table:style-name="ce23" office:value-type="string">
            <text:p>CITIZEN REQUESTED ASSISTANCE</text:p>
          </table:table-cell>
          <table:table-cell table:style-name="ce23" office:value-type="string">
            <text:p>WIL SCARLETT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07T00:00:00">
            <text:p>8/7/2002</text:p>
          </table:table-cell>
          <table:table-cell table:style-name="ce23" office:value-type="string">
            <text:p>LARCENY,FROM MOTOR VEHICLE</text:p>
          </table:table-cell>
          <table:table-cell table:style-name="ce23" office:value-type="string">
            <text:p>WILKINS &amp; WESTOVER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14T00:00:00">
            <text:p>1/14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WILKINS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2-26T00:00:00">
            <text:p>2/26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WILKINS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16T00:00:00">
            <text:p>3/16/2002</text:p>
          </table:table-cell>
          <table:table-cell table:style-name="ce23" office:value-type="string">
            <text:p>DAMAGE PROPERTY, PRIVATE</text:p>
          </table:table-cell>
          <table:table-cell table:style-name="ce23" office:value-type="string">
            <text:p>WILKINS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7T00:00:00">
            <text:p>11/17/2002</text:p>
          </table:table-cell>
          <table:table-cell table:style-name="ce23" office:value-type="string">
            <text:p>GRAND LARCENY</text:p>
          </table:table-cell>
          <table:table-cell table:style-name="ce23" office:value-type="string">
            <text:p>WILKINS DRIVE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8T00:00:00">
            <text:p>10/28/2002</text:p>
          </table:table-cell>
          <table:table-cell table:style-name="ce23" office:value-type="string">
            <text:p>RUNAWAY JUVENILE</text:p>
          </table:table-cell>
          <table:table-cell table:style-name="ce23" office:value-type="string">
            <text:p>WILLOUGHBY DRIVE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1-21T00:00:00">
            <text:p>1/21/2002</text:p>
          </table:table-cell>
          <table:table-cell table:style-name="ce23" office:value-type="string">
            <text:p>STALKING</text:p>
          </table:table-cell>
          <table:table-cell table:style-name="ce23" office:value-type="string">
            <text:p>WINGATE DRIVE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23185">
            <text:p>23185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WILLIAMSBURG</text:p>
          </table:table-cell>
          <table:table-cell table:style-name="ce23" office:value-type="float" office:value="300">
            <text:p>3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